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460d" officeooo:paragraph-rsid="0010460d"/>
    </style:style>
    <style:style style:name="P2" style:family="paragraph" style:parent-style-name="Text_20_body">
      <style:text-properties officeooo:rsid="0010ee84" officeooo:paragraph-rsid="0010ee84"/>
    </style:style>
    <style:style style:name="P3" style:family="paragraph" style:parent-style-name="Text_20_body">
      <style:text-properties officeooo:rsid="0014c420" officeooo:paragraph-rsid="0014c420"/>
    </style:style>
    <style:style style:name="P4" style:family="paragraph" style:parent-style-name="Text_20_body">
      <style:text-properties officeooo:rsid="00173568" officeooo:paragraph-rsid="00173568"/>
    </style:style>
    <style:style style:name="P5" style:family="paragraph" style:parent-style-name="Text_20_body">
      <style:text-properties officeooo:paragraph-rsid="0018a53f"/>
    </style:style>
    <style:style style:name="P6" style:family="paragraph" style:parent-style-name="Text_20_body">
      <style:text-properties officeooo:rsid="00198c54" officeooo:paragraph-rsid="00198c54"/>
    </style:style>
    <style:style style:name="P7" style:family="paragraph" style:parent-style-name="Text_20_body">
      <style:text-properties officeooo:rsid="001bc43e" officeooo:paragraph-rsid="001bc43e"/>
    </style:style>
    <style:style style:name="P8" style:family="paragraph" style:parent-style-name="Text_20_body">
      <style:text-properties officeooo:rsid="001afaaf" officeooo:paragraph-rsid="001afaaf"/>
    </style:style>
    <style:style style:name="P9" style:family="paragraph" style:parent-style-name="Text_20_body">
      <style:text-properties officeooo:rsid="001f8b9a" officeooo:paragraph-rsid="001f8b9a"/>
    </style:style>
    <style:style style:name="P10" style:family="paragraph" style:parent-style-name="Heading_20_2">
      <style:text-properties officeooo:rsid="0010ee84" officeooo:paragraph-rsid="0010ee84"/>
    </style:style>
    <style:style style:name="P11" style:family="paragraph" style:parent-style-name="Heading_20_2">
      <style:text-properties officeooo:rsid="00173568" officeooo:paragraph-rsid="00173568"/>
    </style:style>
    <style:style style:name="P12" style:family="paragraph" style:parent-style-name="Heading_20_2">
      <style:text-properties officeooo:rsid="001f8b9a" officeooo:paragraph-rsid="001f8b9a"/>
    </style:style>
    <style:style style:name="T1" style:family="text">
      <style:text-properties officeooo:rsid="0012e8da"/>
    </style:style>
    <style:style style:name="T2" style:family="text">
      <style:text-properties officeooo:rsid="0016e81c"/>
    </style:style>
    <style:style style:name="T3" style:family="text">
      <style:text-properties officeooo:rsid="0018a53f"/>
    </style:style>
    <style:style style:name="T4" style:family="text">
      <style:text-properties officeooo:rsid="001a9887"/>
    </style:style>
    <style:style style:name="T5" style:family="text">
      <style:text-properties officeooo:rsid="001b17e4"/>
    </style:style>
    <style:style style:name="T6" style:family="text">
      <style:text-properties officeooo:rsid="001f8b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cal specificiation</text:h>
      <text:p text:style-name="Text_20_body"/>
      <text:p text:style-name="P1"><text:span text:style-name="T5">A</text:span>ll requests <text:span text:style-name="T5">must</text:span> be done over HTTPS. It increases the difficulty for a potential attacker greatly.</text:p>
      <text:h text:style-name="P10" text:outline-level="2">Generating shared secret</text:h>
      <text:p text:style-name="P5"><text:span text:style-name="T2">Using a “cryptographically secure” random number generator (</text:span>RNGCryptoServiceProvider <text:span text:style-name="T3">in ASP.net), generate 32 characters (A-Z, a-z, 0-9). This is the same length as a GUID, and the risk of randomly generating two identical GUIDs is sufficiently close to 0 to be disregarded.</text:span></text:p>
      <text:p text:style-name="P6">This should be hashed before storing, same as with any password. <text:span text:style-name="T4">I propose using SHA256 or better yet SHA512.</text:span></text:p>
      <text:h text:style-name="P11" text:outline-level="2">Encrypting the shared secret for local storage <text:span text:style-name="T3">in app</text:span></text:h>
      <text:p text:style-name="P4">Use AES-<text:span text:style-name="T5">256</text:span> encryption. <text:span text:style-name="T3">Use the users password as key. The encrypted data must be stored in a way that one can tell what user the encrypted data belongs to. How exactly this is done does not matter, as long as it is internally consistent; stored data should not be decipherable, and decrypted stored data should be identical to the initial data.</text:span></text:p>
      <text:p text:style-name="P8">I suggest using using the bouncycastle library for android. <text:span text:style-name="T6">Perhaps use</text:span> <text:span text:style-name="T5">RNCryptor for swift. Of course, any library that implements AES-256 will suffice.</text:span></text:p>
      <text:h text:style-name="P12" text:outline-level="2">Timeouts</text:h>
      <text:p text:style-name="P9">The “holding screens” should wait for one minute before returning. This goes for the backend too; an authentication attempt sent after a minute is considered old/untim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1:15:39.932143805</meta:creation-date>
    <dc:date>2017-02-17T07:51:39.547731140</dc:date>
    <meta:editing-duration>PT1H35M57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201" meta:character-count="1260" meta:non-whitespace-character-count="1069"/>
  </office:meta>
</office:document-meta>
</file>